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Ubuntu" svg:font-family="Ubuntu" style:font-pitch="variable"/>
    <style:font-face style:name="Liberation Mono1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2" svg:font-family="'Liberation Mono'" style:font-family-generic="system" style:font-pitch="variable"/>
  </office:font-face-decls>
  <office:automatic-styles>
    <style:style style:name="P1" style:family="paragraph" style:parent-style-name="Standard">
      <style:text-properties style:font-name="Ubuntu"/>
    </style:style>
    <style:style style:name="P2" style:family="paragraph" style:parent-style-name="Standard" style:master-page-name="Standard">
      <style:paragraph-properties style:page-number="auto"/>
      <style:text-properties style:font-name="Ubuntu"/>
    </style:style>
    <style:style style:name="T1" style:family="text">
      <style:text-properties fo:font-size="10pt" style:font-size-asian="10pt"/>
    </style:style>
    <style:style style:name="T2" style:family="text">
      <style:text-properties style:font-name="Ubuntu"/>
    </style:style>
    <style:style style:name="T3" style:family="text">
      <style:text-properties style:font-name="Ubuntu" fo:font-size="10pt" style:font-size-asian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âu 1:</text:p>
      <text:p text:style-name="P1">Cách thức đóng image có sẵn Docker Swarm mode:</text:p>
      <text:p text:style-name="Standard"><text:span text:style-name="T2">- <text:s/></text:span><text:span text:style-name="Source_20_Text"><text:span text:style-name="T2">docker node rm &lt;ten swarm&gt;</text:span></text:span></text:p>
      <text:p text:style-name="P1"/>
      <text:p text:style-name="P1"/>
      <text:p text:style-name="P1"/>
      <text:p text:style-name="P1"/>
      <text:p text:style-name="P1">Câu 2: </text:p>
      <text:p text:style-name="P1">Sử dụng api Docker Remote API v1.24</text:p>
      <text:p text:style-name="Standard"><text:a xlink:type="simple" xlink:href="https://docs.docker.com/engine/reference/api/docker_remote_api_v1.24/"><text:span text:style-name="Visited_20_Internet_20_Link"><text:span text:style-name="T2">https://docs.docker.com/engine/reference/api/docker_remote_api_v1.24/</text:span></text:span></text:a></text:p>
      <text:p text:style-name="P1"/>
      <text:p text:style-name="P1">- Cài docker trên ubuntu</text:p>
      <text:p text:style-name="P1">- start docker.</text:p>
      <text:p text:style-name="P1">- Chạy thử api của docker remote api.</text:p>
      <text:p text:style-name="P1">- Dùng python để truy vấn api của Docker.</text:p>
      <text:p text:style-name="Standard"><text:span text:style-name="T2">Để lấy danh sách services: </text:span><text:span text:style-name="Source_20_Text"><text:span text:style-name="T2">GET /services</text:span></text:span></text:p>
      <text:p text:style-name="Standard"><text:span text:style-name="T2">Ví dụ để list container dùng: </text:span><text:span text:style-name="Source_20_Text"><text:span text:style-name="T2">GET /containers/json</text:span></text:span></text:p>
      <text:p text:style-name="P1"/>
      <text:p text:style-name="P1"/>
      <text:p text:style-name="P1">Cài đặt cAdvisor trên docker</text:p>
      <text:p text:style-name="P1">https://github.com/google/cadvisor</text:p>
      <text:p text:style-name="P1">Cài đặt cAdvisor trên docker</text:p>
      <text:p text:style-name="P1">sudo docker run \</text:p>
      <text:p text:style-name="P1"><text:s text:c="2"/>--volume=/:/rootfs:ro \</text:p>
      <text:p text:style-name="P1"><text:s text:c="2"/>--volume=/var/run:/var/run:rw \</text:p>
      <text:p text:style-name="P1"><text:s text:c="2"/>--volume=/sys:/sys:ro \</text:p>
      <text:p text:style-name="P1"><text:s text:c="2"/>--volume=/var/lib/docker/:/var/lib/docker:ro \</text:p>
      <text:p text:style-name="P1"><text:s text:c="2"/>--publish=8080:8080 \</text:p>
      <text:p text:style-name="P1"><text:s text:c="2"/>--detach=true \</text:p>
      <text:p text:style-name="P1"><text:s text:c="2"/>--name=cadvisor \</text:p>
      <text:p text:style-name="P1"><text:s text:c="2"/>google/cadvisor:latest</text:p>
      <text:p text:style-name="P1"/>
      <text:p text:style-name="P1">Dùng api của cAdvisor để lấy thông tin container Docker và service của đang chạy trên Docker.</text:p>
      <text:p text:style-name="P1"/>
      <text:p text:style-name="Standard"><text:span text:style-name="Source_20_Text"><text:span text:style-name="T3">/api/v1.2/docker/&lt;Docker container name or blank for all Docker containers&gt;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Ubuntu" svg:font-family="Ubuntu" style:font-pitch="variable"/>
    <style:font-face style:name="Liberation Mono1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2" svg:font-family="'Liberation Mono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2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fo:hyphenation-ladder-count="no-limit" style:writing-mode="lr-tb"/>
      <style:text-properties fo:color="#00000a" style:font-name="Liberation Serif" fo:font-family="'Liberation Serif'" style:font-family-generic="roman" style:font-pitch="variable" fo:font-size="12pt" fo:language="en" fo:country="US" style:font-name-asian="Droid Sans Fallback" style:font-family-asian="'Droid Sans Fallback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default-outline-level="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default-outline-level="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default-outline-level="1" style:list-style-name="" style:class="text">
      <style:paragraph-properties fo:margin-top="0.1665in" fo:margin-bottom="0.0835in" style:contextual-spacing="false"/>
      <style:text-properties style:font-name="Liberation Serif1" fo:font-family="'Liberation Serif'" style:font-family-generic="swiss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default-outline-level="" style:class="html">
      <style:paragraph-properties fo:margin-top="0in" fo:margin-bottom="0in" style:contextual-spacing="false"/>
      <style:text-properties style:font-name="Liberation Mono1" fo:font-family="'Liberation Mono'" style:font-family-generic="roman" style:font-pitch="variable" fo:font-size="10pt" style:font-name-asian="Droid Sans Fallback" style:font-family-asian="'Droid Sans Fallback'" style:font-family-generic-asian="system" style:font-pitch-asian="variable" style:font-size-asian="10pt" style:font-name-complex="Liberation Mono2" style:font-family-complex="'Liberation Mono'" style:font-family-generic-complex="system" style:font-pitch-complex="variable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570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1T14:09:35</meta:creation-date>
    <dc:language>en-US</dc:language>
    <dc:date>2016-12-01T15:15:26.816164906</dc:date>
    <meta:editing-cycles>10</meta:editing-cycles>
    <meta:editing-duration>PT43M29S</meta:editing-duration>
    <meta:generator>LibreOffice/4.2.8.2$Linux_X86_64 LibreOffice_project/420m0$Build-2</meta:generator>
    <meta:document-statistic meta:table-count="0" meta:image-count="0" meta:object-count="0" meta:page-count="1" meta:paragraph-count="26" meta:word-count="130" meta:character-count="888" meta:non-whitespace-character-count="773"/>
  </office:meta>
</office:document-meta>
</file>